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884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</style:style>
    <style:style style:name="ce2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3" style:family="table-cell" style:parent-style-name="Default">
      <style:table-cell-properties fo:background-color="#99ff66" fo:border="0.06pt solid #000000"/>
    </style:style>
    <style:style style:name="ce5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fo:background-color="#cfe7f5" fo:border="0.06pt solid #000000"/>
    </style:style>
    <style:style style:name="ce17" style:family="table-cell" style:parent-style-name="Default" style:data-style-name="N0">
      <style:table-cell-properties fo:background-color="#ff99ff" fo:border="0.06pt solid #000000"/>
    </style:style>
    <style:style style:name="ce18" style:family="table-cell" style:parent-style-name="Default" style:data-style-name="N0">
      <style:table-cell-properties fo:background-color="#ffffcc" fo:border="0.06pt solid #000000"/>
    </style:style>
    <style:style style:name="ce13" style:family="table-cell" style:parent-style-name="Default" style:data-style-name="N124">
      <style:table-cell-properties fo:background-color="#ffffcc" fo:border="0.06pt solid #000000"/>
    </style:style>
    <style:style style:name="ce19" style:family="table-cell" style:parent-style-name="Default" style:data-style-name="N0"/>
    <style:style style:name="ce15" style:family="table-cell" style:parent-style-name="Default" style:data-style-name="N124">
      <style:table-cell-properties fo:background-color="#ff99ff" fo:border="0.06pt solid #000000"/>
    </style:style>
    <style:style style:name="ce20" style:family="table-cell" style:parent-style-name="Default" style:data-style-name="N0">
      <style:table-cell-properties fo:background-color="#cfe7f5" fo:border="0.06pt solid #000000"/>
    </style:style>
    <style:style style:name="ce21" style:family="table-cell" style:parent-style-name="Default" style:data-style-name="N126">
      <style:table-cell-properties fo:background-color="#ff99ff" fo:border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4" table:default-cell-style-name="Default"/>
        <table:table-column table:style-name="co8" table:default-cell-style-name="Default"/>
        <table:table-column table:style-name="co6" table:default-cell-style-name="ce19"/>
        <table:table-column table:style-name="co9" table:default-cell-style-name="ce19"/>
        <table:table-row table:style-name="ro1">
          <table:table-cell table:style-name="ce1" office:value-type="string" calcext:value-type="string">
            <text:p>l = </text:p>
          </table:table-cell>
          <table:table-cell table:style-name="ce5" office:value-type="string" calcext:value-type="string">
            <text:p>Frequenz / kHz</text:p>
          </table:table-cell>
          <table:table-cell table:style-name="ce17" office:value-type="float" office:value="3.663" calcext:value-type="float">
            <text:p>3.663</text:p>
          </table:table-cell>
          <table:table-cell/>
          <table:table-cell table:style-name="ce1" office:value-type="string" calcext:value-type="string">
            <text:p>l = </text:p>
          </table:table-cell>
          <table:table-cell table:style-name="ce5" office:value-type="string" calcext:value-type="string">
            <text:p>Frequenz / kHz</text:p>
          </table:table-cell>
          <table:table-cell table:style-name="ce15" office:value-type="float" office:value="4.95" calcext:value-type="float">
            <text:p>4.950</text:p>
          </table:table-cell>
          <table:table-cell/>
          <table:table-cell table:style-name="ce1" office:value-type="string" calcext:value-type="string">
            <text:p>l = </text:p>
          </table:table-cell>
          <table:table-cell table:style-name="ce17" office:value-type="string" calcext:value-type="string">
            <text:p>Frequenz / kHz</text:p>
          </table:table-cell>
          <table:table-cell table:style-name="ce21" office:value-type="float" office:value="6.19" calcext:value-type="float">
            <text:p>6.1900</text:p>
          </table:table-cell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style-name="ce6" office:value-type="string" calcext:value-type="string">
            <text:p>Winkel Theta</text:p>
          </table:table-cell>
          <table:table-cell table:style-name="ce18" office:value-type="string" calcext:value-type="string">
            <text:p>Amplitude / V</text:p>
          </table:table-cell>
          <table:table-cell/>
          <table:table-cell table:style-name="ce2" office:value-type="string" calcext:value-type="string">
            <text:p>Alpha</text:p>
          </table:table-cell>
          <table:table-cell table:style-name="ce6" office:value-type="string" calcext:value-type="string">
            <text:p>Winkel Theta</text:p>
          </table:table-cell>
          <table:table-cell table:style-name="ce18" office:value-type="string" calcext:value-type="string">
            <text:p>Amplitude / V</text:p>
          </table:table-cell>
          <table:table-cell/>
          <table:table-cell table:style-name="ce2" office:value-type="string" calcext:value-type="string">
            <text:p>Alpha</text:p>
          </table:table-cell>
          <table:table-cell table:style-name="ce20" office:value-type="string" calcext:value-type="string">
            <text:p>Winkel Theta</text:p>
          </table:table-cell>
          <table:table-cell table:style-name="ce18" office:value-type="string" calcext:value-type="string">
            <text:p>Amplitude / V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table:formula="of:=360*ACOS((0.5*COS([.A3]*PI()/180)-0.5))/(2*PI())" office:value-type="float" office:value="180" calcext:value-type="float">
            <text:p>180</text:p>
          </table:table-cell>
          <table:table-cell table:style-name="ce18" office:value-type="float" office:value="0.373" calcext:value-type="float">
            <text:p>0.373</text:p>
          </table:table-cell>
          <table:table-cell/>
          <table:table-cell table:style-name="ce3" office:value-type="float" office:value="180" calcext:value-type="float">
            <text:p>180</text:p>
          </table:table-cell>
          <table:table-cell table:style-name="ce6" table:formula="of:=360*ACOS((0.5*COS([.E3]*PI()/180)-0.5))/(2*PI())" office:value-type="float" office:value="180" calcext:value-type="float">
            <text:p>180</text:p>
          </table:table-cell>
          <table:table-cell table:style-name="ce18" office:value-type="float" office:value="0.539" calcext:value-type="float">
            <text:p>0.539</text:p>
          </table:table-cell>
          <table:table-cell/>
          <table:table-cell table:style-name="ce3" office:value-type="float" office:value="180" calcext:value-type="float">
            <text:p>180</text:p>
          </table:table-cell>
          <table:table-cell table:style-name="ce20" table:formula="of:=360*ACOS((0.5*COS([.I3]*PI()/180)-0.5))/(2*PI())" office:value-type="float" office:value="180" calcext:value-type="float">
            <text:p>180</text:p>
          </table:table-cell>
          <table:table-cell table:style-name="ce18" office:value-type="float" office:value="-0.303" calcext:value-type="float">
            <text:p>-0.303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table:formula="of:=360*ACOS((0.5*COS([.A4]*PI()/180)-0.5))/(2*PI())" office:value-type="float" office:value="172.933425610738" calcext:value-type="float">
            <text:p>172.933425610738</text:p>
          </table:table-cell>
          <table:table-cell table:style-name="ce18" office:value-type="float" office:value="0.356" calcext:value-type="float">
            <text:p>0.356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6" table:formula="of:=360*ACOS((0.5*COS([.E4]*PI()/180)-0.5))/(2*PI())" office:value-type="float" office:value="172.933425610738" calcext:value-type="float">
            <text:p>172.933425610738</text:p>
          </table:table-cell>
          <table:table-cell table:style-name="ce18" office:value-type="float" office:value="0.528" calcext:value-type="float">
            <text:p>0.528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20" table:formula="of:=360*ACOS((0.5*COS([.I4]*PI()/180)-0.5))/(2*PI())" office:value-type="float" office:value="172.933425610738" calcext:value-type="float">
            <text:p>172.933425610738</text:p>
          </table:table-cell>
          <table:table-cell table:style-name="ce18" office:value-type="float" office:value="-0.279" calcext:value-type="float">
            <text:p>-0.279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table:formula="of:=360*ACOS((0.5*COS([.A5]*PI()/180)-0.5))/(2*PI())" office:value-type="float" office:value="165.893955739434" calcext:value-type="float">
            <text:p>165.893955739434</text:p>
          </table:table-cell>
          <table:table-cell table:style-name="ce18" office:value-type="float" office:value="0.331" calcext:value-type="float">
            <text:p>0.331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6" table:formula="of:=360*ACOS((0.5*COS([.E5]*PI()/180)-0.5))/(2*PI())" office:value-type="float" office:value="165.893955739434" calcext:value-type="float">
            <text:p>165.893955739434</text:p>
          </table:table-cell>
          <table:table-cell table:style-name="ce18" office:value-type="float" office:value="0.474" calcext:value-type="float">
            <text:p>0.474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20" table:formula="of:=360*ACOS((0.5*COS([.I5]*PI()/180)-0.5))/(2*PI())" office:value-type="float" office:value="165.893955739434" calcext:value-type="float">
            <text:p>165.893955739434</text:p>
          </table:table-cell>
          <table:table-cell table:style-name="ce18" office:value-type="float" office:value="-0.211" calcext:value-type="float">
            <text:p>-0.211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table:formula="of:=360*ACOS((0.5*COS([.A6]*PI()/180)-0.5))/(2*PI())" office:value-type="float" office:value="158.909418821001" calcext:value-type="float">
            <text:p>158.909418821001</text:p>
          </table:table-cell>
          <table:table-cell table:style-name="ce13" office:value-type="float" office:value="0.295" calcext:value-type="float">
            <text:p>0.295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6" table:formula="of:=360*ACOS((0.5*COS([.E6]*PI()/180)-0.5))/(2*PI())" office:value-type="float" office:value="158.909418821001" calcext:value-type="float">
            <text:p>158.909418821001</text:p>
          </table:table-cell>
          <table:table-cell table:style-name="ce18" office:value-type="float" office:value="0.375" calcext:value-type="float">
            <text:p>0.375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20" table:formula="of:=360*ACOS((0.5*COS([.I6]*PI()/180)-0.5))/(2*PI())" office:value-type="float" office:value="158.909418821001" calcext:value-type="float">
            <text:p>158.909418821001</text:p>
          </table:table-cell>
          <table:table-cell table:style-name="ce18" office:value-type="float" office:value="-0.103" calcext:value-type="float">
            <text:p>-0.103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table:formula="of:=360*ACOS((0.5*COS([.A7]*PI()/180)-0.5))/(2*PI())" office:value-type="float" office:value="152.009109282217" calcext:value-type="float">
            <text:p>152.009109282217</text:p>
          </table:table-cell>
          <table:table-cell table:style-name="ce18" office:value-type="float" office:value="0.243" calcext:value-type="float">
            <text:p>0.243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6" table:formula="of:=360*ACOS((0.5*COS([.E7]*PI()/180)-0.5))/(2*PI())" office:value-type="float" office:value="152.009109282217" calcext:value-type="float">
            <text:p>152.009109282217</text:p>
          </table:table-cell>
          <table:table-cell table:style-name="ce18" office:value-type="float" office:value="0.244" calcext:value-type="float">
            <text:p>0.244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20" table:formula="of:=360*ACOS((0.5*COS([.I7]*PI()/180)-0.5))/(2*PI())" office:value-type="float" office:value="152.009109282217" calcext:value-type="float">
            <text:p>152.009109282217</text:p>
          </table:table-cell>
          <table:table-cell table:style-name="ce18" office:value-type="float" office:value="0.011" calcext:value-type="float">
            <text:p>0.011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table:formula="of:=360*ACOS((0.5*COS([.A8]*PI()/180)-0.5))/(2*PI())" office:value-type="float" office:value="145.224563330281" calcext:value-type="float">
            <text:p>145.224563330281</text:p>
          </table:table-cell>
          <table:table-cell table:style-name="ce18" office:value-type="float" office:value="0.189" calcext:value-type="float">
            <text:p>0.189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6" table:formula="of:=360*ACOS((0.5*COS([.E8]*PI()/180)-0.5))/(2*PI())" office:value-type="float" office:value="145.224563330281" calcext:value-type="float">
            <text:p>145.224563330281</text:p>
          </table:table-cell>
          <table:table-cell table:style-name="ce13" office:value-type="float" office:value="0.091" calcext:value-type="float">
            <text:p>0.09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20" table:formula="of:=360*ACOS((0.5*COS([.I8]*PI()/180)-0.5))/(2*PI())" office:value-type="float" office:value="145.224563330281" calcext:value-type="float">
            <text:p>145.224563330281</text:p>
          </table:table-cell>
          <table:table-cell table:style-name="ce18" office:value-type="float" office:value="0.103" calcext:value-type="float">
            <text:p>0.103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table:formula="of:=360*ACOS((0.5*COS([.A9]*PI()/180)-0.5))/(2*PI())" office:value-type="float" office:value="138.590377890729" calcext:value-type="float">
            <text:p>138.590377890729</text:p>
          </table:table-cell>
          <table:table-cell table:style-name="ce18" office:value-type="float" office:value="0.138" calcext:value-type="float">
            <text:p>0.13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6" table:formula="of:=360*ACOS((0.5*COS([.E9]*PI()/180)-0.5))/(2*PI())" office:value-type="float" office:value="138.590377890729" calcext:value-type="float">
            <text:p>138.590377890729</text:p>
          </table:table-cell>
          <table:table-cell table:style-name="ce13" office:value-type="float" office:value="-0.052" calcext:value-type="float">
            <text:p>-0.05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20" table:formula="of:=360*ACOS((0.5*COS([.I9]*PI()/180)-0.5))/(2*PI())" office:value-type="float" office:value="138.590377890729" calcext:value-type="float">
            <text:p>138.590377890729</text:p>
          </table:table-cell>
          <table:table-cell table:style-name="ce18" office:value-type="float" office:value="0.169" calcext:value-type="float">
            <text:p>0.169</text:p>
          </table:table-cell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table:formula="of:=360*ACOS((0.5*COS([.A10]*PI()/180)-0.5))/(2*PI())" office:value-type="float" office:value="132.145070558482" calcext:value-type="float">
            <text:p>132.145070558482</text:p>
          </table:table-cell>
          <table:table-cell table:style-name="ce18" office:value-type="float" office:value="0.031" calcext:value-type="float">
            <text:p>0.031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 table:style-name="ce6" table:formula="of:=360*ACOS((0.5*COS([.E10]*PI()/180)-0.5))/(2*PI())" office:value-type="float" office:value="132.145070558482" calcext:value-type="float">
            <text:p>132.145070558482</text:p>
          </table:table-cell>
          <table:table-cell table:style-name="ce18" office:value-type="float" office:value="-0.151" calcext:value-type="float">
            <text:p>-0.151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 table:style-name="ce20" table:formula="of:=360*ACOS((0.5*COS([.I10]*PI()/180)-0.5))/(2*PI())" office:value-type="float" office:value="132.145070558482" calcext:value-type="float">
            <text:p>132.145070558482</text:p>
          </table:table-cell>
          <table:table-cell table:style-name="ce18" office:value-type="float" office:value="0.187" calcext:value-type="float">
            <text:p>0.187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table:formula="of:=360*ACOS((0.5*COS([.A11]*PI()/180)-0.5))/(2*PI())" office:value-type="float" office:value="125.93195832035" calcext:value-type="float">
            <text:p>125.93195832035</text:p>
          </table:table-cell>
          <table:table-cell table:style-name="ce18" office:value-type="float" office:value="0.031" calcext:value-type="float">
            <text:p>0.031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6" table:formula="of:=360*ACOS((0.5*COS([.E11]*PI()/180)-0.5))/(2*PI())" office:value-type="float" office:value="125.93195832035" calcext:value-type="float">
            <text:p>125.93195832035</text:p>
          </table:table-cell>
          <table:table-cell table:style-name="ce18" office:value-type="float" office:value="-0.225" calcext:value-type="float">
            <text:p>-0.225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20" table:formula="of:=360*ACOS((0.5*COS([.I11]*PI()/180)-0.5))/(2*PI())" office:value-type="float" office:value="125.93195832035" calcext:value-type="float">
            <text:p>125.93195832035</text:p>
          </table:table-cell>
          <table:table-cell table:style-name="ce18" office:value-type="float" office:value="0.169" calcext:value-type="float">
            <text:p>0.169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table:formula="of:=360*ACOS((0.5*COS([.A12]*PI()/180)-0.5))/(2*PI())" office:value-type="float" office:value="120" calcext:value-type="float">
            <text:p>120</text:p>
          </table:table-cell>
          <table:table-cell table:style-name="ce18" office:value-type="float" office:value="0.042" calcext:value-type="float">
            <text:p>0.042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6" table:formula="of:=360*ACOS((0.5*COS([.E12]*PI()/180)-0.5))/(2*PI())" office:value-type="float" office:value="120" calcext:value-type="float">
            <text:p>120</text:p>
          </table:table-cell>
          <table:table-cell table:style-name="ce18" office:value-type="float" office:value="-0.259" calcext:value-type="float">
            <text:p>-0.259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20" table:formula="of:=360*ACOS((0.5*COS([.I12]*PI()/180)-0.5))/(2*PI())" office:value-type="float" office:value="120" calcext:value-type="float">
            <text:p>120</text:p>
          </table:table-cell>
          <table:table-cell table:style-name="ce18" office:value-type="float" office:value="0.117" calcext:value-type="float">
            <text:p>0.117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table:formula="of:=360*ACOS((0.5*COS([.A13]*PI()/180)-0.5))/(2*PI())" office:value-type="float" office:value="114.404497337886" calcext:value-type="float">
            <text:p>114.404497337886</text:p>
          </table:table-cell>
          <table:table-cell table:style-name="ce13" office:value-type="float" office:value="0.78" calcext:value-type="float">
            <text:p>0.780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6" table:formula="of:=360*ACOS((0.5*COS([.E13]*PI()/180)-0.5))/(2*PI())" office:value-type="float" office:value="114.404497337886" calcext:value-type="float">
            <text:p>114.404497337886</text:p>
          </table:table-cell>
          <table:table-cell table:style-name="ce18" office:value-type="float" office:value="-0.269" calcext:value-type="float">
            <text:p>-0.269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20" table:formula="of:=360*ACOS((0.5*COS([.I13]*PI()/180)-0.5))/(2*PI())" office:value-type="float" office:value="114.404497337886" calcext:value-type="float">
            <text:p>114.404497337886</text:p>
          </table:table-cell>
          <table:table-cell table:style-name="ce18" office:value-type="float" office:value="0.046" calcext:value-type="float">
            <text:p>0.046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table:formula="of:=360*ACOS((0.5*COS([.A14]*PI()/180)-0.5))/(2*PI())" office:value-type="float" office:value="109.207479725344" calcext:value-type="float">
            <text:p>109.207479725344</text:p>
          </table:table-cell>
          <table:table-cell table:style-name="ce18" office:value-type="float" office:value="0.128" calcext:value-type="float">
            <text:p>0.128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6" table:formula="of:=360*ACOS((0.5*COS([.E14]*PI()/180)-0.5))/(2*PI())" office:value-type="float" office:value="109.207479725344" calcext:value-type="float">
            <text:p>109.207479725344</text:p>
          </table:table-cell>
          <table:table-cell table:style-name="ce18" office:value-type="float" office:value="-0.236" calcext:value-type="float">
            <text:p>-0.236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20" table:formula="of:=360*ACOS((0.5*COS([.I14]*PI()/180)-0.5))/(2*PI())" office:value-type="float" office:value="109.207479725344" calcext:value-type="float">
            <text:p>109.207479725344</text:p>
          </table:table-cell>
          <table:table-cell table:style-name="ce18" office:value-type="float" office:value="0.029" calcext:value-type="float">
            <text:p>0.029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table:formula="of:=360*ACOS((0.5*COS([.A15]*PI()/180)-0.5))/(2*PI())" office:value-type="float" office:value="104.47751218593" calcext:value-type="float">
            <text:p>104.47751218593</text:p>
          </table:table-cell>
          <table:table-cell table:style-name="ce18" office:value-type="float" office:value="-0.105" calcext:value-type="float">
            <text:p>-0.105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6" table:formula="of:=360*ACOS((0.5*COS([.E15]*PI()/180)-0.5))/(2*PI())" office:value-type="float" office:value="104.47751218593" calcext:value-type="float">
            <text:p>104.47751218593</text:p>
          </table:table-cell>
          <table:table-cell table:style-name="ce18" office:value-type="float" office:value="-0.185" calcext:value-type="float">
            <text:p>-0.185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20" table:formula="of:=360*ACOS((0.5*COS([.I15]*PI()/180)-0.5))/(2*PI())" office:value-type="float" office:value="104.47751218593" calcext:value-type="float">
            <text:p>104.47751218593</text:p>
          </table:table-cell>
          <table:table-cell table:style-name="ce18" office:value-type="float" office:value="-0.071" calcext:value-type="float">
            <text:p>-0.071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table:formula="of:=360*ACOS((0.5*COS([.A16]*PI()/180)-0.5))/(2*PI())" office:value-type="float" office:value="100.288585136763" calcext:value-type="float">
            <text:p>100.288585136763</text:p>
          </table:table-cell>
          <table:table-cell table:style-name="ce18" office:value-type="float" office:value="-0.182" calcext:value-type="float">
            <text:p>-0.182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6" table:formula="of:=360*ACOS((0.5*COS([.E16]*PI()/180)-0.5))/(2*PI())" office:value-type="float" office:value="100.288585136763" calcext:value-type="float">
            <text:p>100.288585136763</text:p>
          </table:table-cell>
          <table:table-cell table:style-name="ce18" office:value-type="float" office:value="-0.119" calcext:value-type="float">
            <text:p>-0.119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20" table:formula="of:=360*ACOS((0.5*COS([.I16]*PI()/180)-0.5))/(2*PI())" office:value-type="float" office:value="100.288585136763" calcext:value-type="float">
            <text:p>100.288585136763</text:p>
          </table:table-cell>
          <table:table-cell table:style-name="ce18" office:value-type="float" office:value="-0.091" calcext:value-type="float">
            <text:p>-0.091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table:formula="of:=360*ACOS((0.5*COS([.A17]*PI()/180)-0.5))/(2*PI())" office:value-type="float" office:value="96.7177134641804" calcext:value-type="float">
            <text:p>96.7177134641804</text:p>
          </table:table-cell>
          <table:table-cell table:style-name="ce18" office:value-type="float" office:value="-0.167" calcext:value-type="float">
            <text:p>-0.167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6" table:formula="of:=360*ACOS((0.5*COS([.E17]*PI()/180)-0.5))/(2*PI())" office:value-type="float" office:value="96.7177134641804" calcext:value-type="float">
            <text:p>96.7177134641804</text:p>
          </table:table-cell>
          <table:table-cell table:style-name="ce18" office:value-type="float" office:value="-0.055" calcext:value-type="float">
            <text:p>-0.055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20" table:formula="of:=360*ACOS((0.5*COS([.I17]*PI()/180)-0.5))/(2*PI())" office:value-type="float" office:value="96.7177134641804" calcext:value-type="float">
            <text:p>96.7177134641804</text:p>
          </table:table-cell>
          <table:table-cell table:style-name="ce18" office:value-type="float" office:value="-0.085" calcext:value-type="float">
            <text:p>-0.085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360*ACOS((0.5*COS([.A18]*PI()/180)-0.5))/(2*PI())" office:value-type="float" office:value="93.8409657162581" calcext:value-type="float">
            <text:p>93.8409657162581</text:p>
          </table:table-cell>
          <table:table-cell table:style-name="ce18" office:value-type="float" office:value="-0.189" calcext:value-type="float">
            <text:p>-0.189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6" table:formula="of:=360*ACOS((0.5*COS([.E18]*PI()/180)-0.5))/(2*PI())" office:value-type="float" office:value="93.8409657162581" calcext:value-type="float">
            <text:p>93.8409657162581</text:p>
          </table:table-cell>
          <table:table-cell table:style-name="ce18" office:value-type="float" office:value="-0.099" calcext:value-type="float">
            <text:p>-0.099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0" table:formula="of:=360*ACOS((0.5*COS([.I18]*PI()/180)-0.5))/(2*PI())" office:value-type="float" office:value="93.8409657162581" calcext:value-type="float">
            <text:p>93.8409657162581</text:p>
          </table:table-cell>
          <table:table-cell table:style-name="ce18" office:value-type="float" office:value="-0.065" calcext:value-type="float">
            <text:p>-0.065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360*ACOS((0.5*COS([.A19]*PI()/180)-0.5))/(2*PI())" office:value-type="float" office:value="91.7279410723505" calcext:value-type="float">
            <text:p>91.7279410723505</text:p>
          </table:table-cell>
          <table:table-cell table:style-name="ce18" office:value-type="float" office:value="-0.202" calcext:value-type="float">
            <text:p>-0.202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6" table:formula="of:=360*ACOS((0.5*COS([.E19]*PI()/180)-0.5))/(2*PI())" office:value-type="float" office:value="91.7279410723505" calcext:value-type="float">
            <text:p>91.7279410723505</text:p>
          </table:table-cell>
          <table:table-cell table:style-name="ce18" office:value-type="float" office:value="-0.069" calcext:value-type="float">
            <text:p>-0.069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20" table:formula="of:=360*ACOS((0.5*COS([.I19]*PI()/180)-0.5))/(2*PI())" office:value-type="float" office:value="91.7279410723505" calcext:value-type="float">
            <text:p>91.7279410723505</text:p>
          </table:table-cell>
          <table:table-cell table:style-name="ce13" office:value-type="float" office:value="-0.04" calcext:value-type="float">
            <text:p>-0.04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360*ACOS((0.5*COS([.A20]*PI()/180)-0.5))/(2*PI())" office:value-type="float" office:value="90.4352300024699" calcext:value-type="float">
            <text:p>90.4352300024699</text:p>
          </table:table-cell>
          <table:table-cell table:style-name="ce18" office:value-type="float" office:value="-0.205" calcext:value-type="float">
            <text:p>-0.20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table:formula="of:=360*ACOS((0.5*COS([.E20]*PI()/180)-0.5))/(2*PI())" office:value-type="float" office:value="90.4352300024699" calcext:value-type="float">
            <text:p>90.4352300024699</text:p>
          </table:table-cell>
          <table:table-cell table:style-name="ce18" office:value-type="float" office:value="-0.099" calcext:value-type="float">
            <text:p>-0.09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20" table:formula="of:=360*ACOS((0.5*COS([.I20]*PI()/180)-0.5))/(2*PI())" office:value-type="float" office:value="90.4352300024699" calcext:value-type="float">
            <text:p>90.4352300024699</text:p>
          </table:table-cell>
          <table:table-cell table:style-name="ce13" office:value-type="float" office:value="-0.03" calcext:value-type="float">
            <text:p>-0.030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formula="of:=360*ACOS((0.5*COS([.A21]*PI()/180)-0.5))/(2*PI())" office:value-type="float" office:value="90" calcext:value-type="float">
            <text:p>90</text:p>
          </table:table-cell>
          <table:table-cell table:style-name="ce13" office:value-type="float" office:value="-0.21" calcext:value-type="float">
            <text:p>-0.2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table:formula="of:=360*ACOS((0.5*COS([.E21]*PI()/180)-0.5))/(2*PI())" office:value-type="float" office:value="90" calcext:value-type="float">
            <text:p>90</text:p>
          </table:table-cell>
          <table:table-cell table:style-name="ce18" office:value-type="float" office:value="-0.112" calcext:value-type="float">
            <text:p>-0.1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0" table:formula="of:=360*ACOS((0.5*COS([.I21]*PI()/180)-0.5))/(2*PI())" office:value-type="float" office:value="90" calcext:value-type="float">
            <text:p>90</text:p>
          </table:table-cell>
          <table:table-cell table:style-name="ce18" office:value-type="float" office:value="0.032" calcext:value-type="float">
            <text:p>0.032</text:p>
          </table:table-cell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5:13:46.6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7-25T11:57:57.076000000</meta:creation-date>
    <meta:editing-duration>PT26M25S</meta:editing-duration>
    <meta:editing-cycles>12</meta:editing-cycles>
    <meta:generator>LibreOffice/7.1.4.2$Windows_X86_64 LibreOffice_project/a529a4fab45b75fefc5b6226684193eb000654f6</meta:generator>
    <dc:date>2021-08-24T16:05:53.159000000</dc:date>
    <meta:document-statistic meta:table-count="1" meta:cell-count="189" meta:object-count="0"/>
  </office:meta>
</office:document-meta>
</file>